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="Arrow" draw:marker-start-width="0.2cm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2"><text:span text:style-name="T4">Games</text:span></text:p>
          <text:p text:style-name="P2"><text:span text:style-name="T2">GameID</text:span></text:p>
          <text:p text:style-name="P2"><text:span text:style-name="T1">Year</text:span></text:p>
          <text:p text:style-name="P2"><text:span text:style-name="T1">Countries Nbr(query ?)</text:span></text:p>
          <text:p text:style-name="P2"><text:span text:style-name="T1">Athletes Nbr(query ?)</text:span></text:p>
          <text:p text:style-name="P2"><text:span text:style-name="T1">Events Nbr(query ?)</text:span></text:p>
          <text:p text:style-name="P2"><text:span text:style-name="T1">City</text:span></text:p>
        </draw:rect>
        <draw:custom-shape draw:style-name="gr2" draw:text-style-name="P3" xml:id="id25" draw:id="id25" draw:layer="layout" svg:width="2.87cm" svg:height="1.304cm" svg:x="7.333cm" svg:y="2.029cm">
          <text:p text:style-name="P3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6">Season</text:span></text:p>
          <text:p text:style-name="P2"><text:span text:style-name="T2">name</text:span></text:p>
        </draw:rect>
        <draw:connector draw:style-name="gr7" draw:text-style-name="P1" draw:layer="layout" svg:x1="4.766cm" svg:y1="4.436cm" svg:x2="7.333cm" svg:y2="2.681cm" draw:start-shape="id24" draw:start-glue-point="1" draw:end-shape="id25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25" draw:start-glue-point="7" draw:end-shape="id26" draw:end-glue-point="3" svg:d="m10203 2681h232v52h232">
          <text:p/>
        </draw:connector>
        <draw:rect draw:style-name="gr6" draw:text-style-name="P2" xml:id="id30" draw:id="id30" draw:layer="layout" svg:width="3.13cm" svg:height="1.667cm" svg:x="1.064cm" svg:y="10.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2"><text:span text:style-name="T6">Athletes</text:span></text:p>
          <text:p text:style-name="P2"><text:span text:style-name="T2">athleteID</text:span></text:p>
          <text:p text:style-name="P2"><text:span text:style-name="T1">name</text:span></text:p>
          <text:p text:style-name="P2"><text:span text:style-name="T1"/></text:p>
        </draw:rect>
        <draw:rect draw:style-name="gr8" draw:text-style-name="P2" xml:id="id28" draw:id="id28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2"><text:span text:style-name="T7">Countries</text:span></text:p>
          <text:p text:style-name="P2"><text:span text:style-name="T2">countryID</text:span></text:p>
          <text:p text:style-name="P2"><text:span text:style-name="T3">name</text:span></text:p>
          <text:p text:style-name="P2"><text:span text:style-name="T1">ioc_code</text:span></text:p>
          <text:p text:style-name="P2"><text:span text:style-name="T1"/></text:p>
        </draw:rect>
        <draw:rect draw:style-name="gr6" draw:text-style-name="P2" xml:id="id33" draw:id="id33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6">Disciplines</text:span></text:p>
          <text:p text:style-name="P2"><text:span text:style-name="T2">discipID</text:span></text:p>
          <text:p text:style-name="P2"><text:span text:style-name="T1">name</text:span></text:p>
          <text:p text:style-name="P2"><text:span text:style-name="T1"/></text:p>
        </draw:rect>
        <draw:rect draw:style-name="gr6" draw:text-style-name="P2" xml:id="id37" draw:id="id37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6">Sports</text:span></text:p>
          <text:p text:style-name="P2"><text:span text:style-name="T2">sportID</text:span></text:p>
          <text:p text:style-name="P2"><text:span text:style-name="T1">name</text:span></text:p>
          <text:p text:style-name="P2"><text:span text:style-name="T1"/></text:p>
        </draw:rect>
        <draw:rect draw:style-name="gr6" draw:text-style-name="P2" xml:id="id31" draw:id="id31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6">Events</text:span></text:p>
          <text:p text:style-name="P2"><text:span text:style-name="T2">eventID</text:span></text:p>
          <text:p text:style-name="P2"><text:span text:style-name="T1">Name</text:span></text:p>
          <text:p text:style-name="P2"><text:span text:style-name="T1">Discipline</text:span></text:p>
          <text:p text:style-name="P2"><text:span text:style-name="T1">Games</text:span></text:p>
          <text:p text:style-name="P2"><text:span text:style-name="T1"/></text:p>
        </draw:rect>
        <draw:custom-shape draw:style-name="gr2" draw:text-style-name="P3" xml:id="id27" draw:id="id27" draw:layer="layout" svg:width="2.87cm" svg:height="1.304cm" svg:x="6.463cm" svg:y="7.029cm">
          <text:p text:style-name="P3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27" draw:start-glue-point="5" draw:end-shape="id24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27" draw:start-glue-point="7" draw:end-shape="id28" draw:end-glue-point="3" svg:d="m9333 7681h732v319h731">
          <text:p/>
        </draw:connector>
        <draw:custom-shape draw:style-name="gr2" draw:text-style-name="P3" xml:id="id29" draw:id="id29" draw:layer="layout" svg:width="2.87cm" svg:height="1.971cm" svg:x="11.463cm" svg:y="10.666cm">
          <text:p text:style-name="P3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633cm" draw:start-shape="id29" draw:start-glue-point="5" draw:end-shape="id30" draw:end-glue-point="1" svg:d="m11463 11652h-3634v-19h-3635">
          <text:p/>
        </draw:connector>
        <draw:custom-shape draw:style-name="gr2" draw:text-style-name="P3" xml:id="id34" draw:id="id34" draw:layer="layout" svg:width="2.87cm" svg:height="1.971cm" svg:x="10.333cm" svg:y="4.362cm">
          <text:p text:style-name="P3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31" draw:start-glue-point="3" draw:end-shape="id29" draw:end-glue-point="7" svg:d="m14870 10489h-268v1163h-269">
          <text:p/>
        </draw:connector>
        <draw:custom-shape draw:style-name="gr2" draw:text-style-name="P3" xml:id="id32" draw:id="id32" draw:layer="layout" svg:width="2.87cm" svg:height="1.971cm" svg:x="19.666cm" svg:y="9.029cm">
          <text:p text:style-name="P3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31" draw:end-shape="id32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32" draw:start-glue-point="7" draw:end-shape="id33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24" draw:start-glue-point="12" draw:end-shape="id34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34" draw:start-glue-point="7" draw:end-shape="id31" draw:end-glue-point="6" svg:d="m13203 5348h5298v4078h-501">
          <text:p/>
        </draw:connector>
        <draw:custom-shape draw:style-name="gr2" draw:text-style-name="P3" xml:id="id35" draw:id="id35" draw:layer="layout" svg:width="2.87cm" svg:height="1.971cm" svg:x="6.463cm" svg:y="9.076cm">
          <text:p text:style-name="P3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1.047cm" svg:x2="6.463cm" svg:y2="10.062cm" draw:start-shape="id30" draw:start-glue-point="6" draw:end-shape="id35" draw:end-glue-point="5" svg:d="m4194 11047h1086v-985h1183">
          <text:p/>
        </draw:connector>
        <draw:connector draw:style-name="gr5" draw:text-style-name="P1" draw:layer="layout" svg:x1="9.333cm" svg:y1="10.062cm" svg:x2="10.796cm" svg:y2="8.666cm" draw:start-shape="id35" draw:start-glue-point="7" draw:end-shape="id28" draw:end-glue-point="11" svg:d="m9333 10062h732v-1396h731">
          <text:p/>
        </draw:connector>
        <draw:custom-shape draw:style-name="gr2" draw:text-style-name="P3" xml:id="id36" draw:id="id36" draw:layer="layout" svg:width="2.87cm" svg:height="1.971cm" svg:x="24.13cm" svg:y="5.178cm">
          <text:p text:style-name="P3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33" draw:start-glue-point="1" draw:end-shape="id36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36" draw:start-glue-point="7" draw:end-shape="id37" draw:end-glue-point="1" svg:d="m27000 6164h501v-2433h-705">
          <text:p/>
        </draw:connector>
        <draw:frame draw:style-name="gr13" draw:text-style-name="P4" draw:layer="layout" svg:width="8.667cm" svg:height="1.416cm" svg:x="1.666cm" svg:y="17.917cm">
          <draw:text-box>
            <text:p text:style-name="P4">Restrictions supplémentaire: </text:p>
            <text:p text:style-name="P4">- 3 medailles par event, 1 or, 1 argent, 1 bronze.</text:p>
            <text:p text:style-name="P4"/>
          </draw:text-box>
        </draw:frame>
        <draw:connector draw:style-name="gr14" draw:text-style-name="P1" draw:layer="layout" svg:x1="12.898cm" svg:y1="12.637cm" svg:x2="12.898cm" svg:y2="13.632cm" draw:start-shape="id29" draw:start-glue-point="6" draw:end-shape="id38" draw:end-glue-point="0" svg:d="m12898 12637v995">
          <text:p/>
        </draw:connector>
        <draw:rect draw:style-name="gr6" draw:text-style-name="P1" xml:id="id38" draw:id="id38" draw:layer="layout" svg:width="3.13cm" svg:height="1.334cm" svg:x="11.333cm" svg:y="13.632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6">Prize</text:span></text:p>
          <text:p text:style-name="P2"><text:span text:style-name="T9">Name</text:span></text:p>
          <text:p text:style-name="P2"><text:span text:style-name="T1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2T02:00:59.30</dc:date>
    <dc:creator>Cudré Pascal Pascal</dc:creator>
    <meta:editing-duration>P1DT17H16M55S</meta:editing-duration>
    <meta:editing-cycles>91</meta:editing-cycles>
    <meta:document-statistic meta:object-count="85"/>
  </office:meta>
</office:document-meta>
</file>